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800000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ff" draw:marker-start="Arrow" draw:marker-end="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width="0.127cm" draw:marker-start-width="0.483cm" draw:marker-end="Arrow" draw:marker-end-width="0.483cm" draw:fill="solid" draw:fill-color="#ffffff" draw:textarea-horizontal-align="center" draw:textarea-vertical-align="middle" fo:padding-top="0.188cm" fo:padding-bottom="0.188cm" fo:padding-left="0.313cm" fo:padding-right="0.313cm"/>
    </style:style>
    <style:style style:name="gr7" style:family="graphic" style:parent-style-name="standard">
      <style:graphic-properties svg:stroke-color="#0000ff"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27cm" draw:marker-start-width="0.483cm" draw:marker-end="Arrow" draw:marker-end-width="0.483cm" draw:textarea-horizontal-align="center" draw:textarea-vertical-align="middle" fo:padding-top="0.188cm" fo:padding-bottom="0.188cm" fo:padding-left="0.313cm" fo:padding-right="0.31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style="italic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style="italic" style:text-underline-style="solid" style:text-underline-width="auto" style:text-underline-color="font-color"/>
    </style:style>
    <style:style style:name="T7" style:family="text">
      <style:text-properties fo:font-family="Courier" style:font-family-generic="modern" style:font-pitch="fixed" fo:font-weight="bold"/>
    </style:style>
    <style:style style:name="T8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1">Programming Language Support for Wireless Sensor Network Reconfiguration</text:span></text:p>
            <text:p text:style-name="P1"/>
            <text:p text:style-name="P1"><text:span text:style-name="T2">Peter Chapin</text:span></text:p>
            <text:p text:style-name="P1"><text:span text:style-name="T2">Christian Skalka</text:span></text:p>
            <text:p text:style-name="P1"><text:span text:style-name="T2">University of Vermo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Problem</text:p>
              </text:list-item>
            </text:list>
            <text:list text:style-name="L2">
              <text:list-item>
                <text:p text:style-name="P3">Extending nesC</text:p>
              </text:list-item>
            </text:list>
            <text:list text:style-name="L2">
              <text:list-item>
                <text:p text:style-name="P3">Dynamic Wires</text:p>
              </text:list-item>
            </text:list>
            <text:list text:style-name="L2">
              <text:list-item>
                <text:p text:style-name="P3">Implementation Status</text:p>
              </text:list-item>
            </text:list>
            <text:list text:style-name="L2">
              <text:list-item>
                <text:p text:style-name="P3">Future Dire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The Problem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rogramming the radio is <text:span text:style-name="T3">hard</text:span></text:p>
              </text:list-item>
            </text:list>
            <text:list text:style-name="L2">
              <text:list-item>
                <text:list>
                  <text:list-item>
                    <text:p text:style-name="P4">Component model lost over radio lin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de: Interacting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etwork: Explicit messag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Distributed applications divided</text:p>
              </text:list-item>
            </text:list>
            <text:list text:style-name="L2">
              <text:list-item>
                <text:list>
                  <text:list-item>
                    <text:p text:style-name="P4">Calling/signaling on a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ssage encoding/decoding between nodes</text:p>
                  </text:list-item>
                </text:list>
              </text:list-item>
            </text:list>
            <text:list text:style-name="L2">
              <text:list-item>
                <text:p text:style-name="P3">No uniform way to build <text:span text:style-name="T3">distributed</text:span> 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Remote Procedure Call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RPC allows remote calls to appear local</text:p>
              </text:list-item>
            </text:list>
            <text:list text:style-name="L2">
              <text:list-item>
                <text:list>
                  <text:list-item>
                    <text:p text:style-name="P4">Hides the communication lin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latively low overh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ood abstraction for secu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ell known technique.</text:p>
                  </text:list-item>
                </text:list>
              </text:list-item>
            </text:list>
            <text:list text:style-name="L2">
              <text:list-item>
                <text:p text:style-name="P3">RPC nesC style involves component wires</text:p>
              </text:list-item>
            </text:list>
            <text:list text:style-name="L2">
              <text:list-item>
                <text:list>
                  <text:list-item>
                    <text:p text:style-name="P4">A configuration can include “remote” components wired (almost) in the usual w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Sprocket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Rewrites an extended form of nesC into pure nesC.</text:p>
              </text:list-item>
            </text:list>
            <text:list text:style-name="L2">
              <text:list-item>
                <text:list>
                  <text:list-item>
                    <text:p text:style-name="P4">Converts remote nodes to stub componen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ides skeletons that up-call to remotable interfa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ubs and skeletons hide communication detai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Generated automatically by Sprock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Main result of current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ComponentManager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ComponentManager interface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nterface ComponentManager {</text:span><text:span text:style-name="T4"><text:line-break/></text:span><text:span text:style-name="T4"><text:tab/></text:span><text:span text:style-name="T4">command component_set elements();</text:span><text:span text:style-name="T4"><text:line-break/></text:span><text:span text:style-name="T4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The </text:span><text:span text:style-name="T4">component_set</text:span><text:span text:style-name="T5"> type is an array o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ypedef struct {</text:span><text:span text:style-name="T4"><text:line-break/></text:span><text:span text:style-name="T4"><text:tab/></text:span><text:span text:style-name="T4">uint16_t node_id;</text:span><text:span text:style-name="T4"><text:line-break/></text:span><text:span text:style-name="T4"><text:tab/></text:span><text:span text:style-name="T4">uint8_t <text:s/>local_component_id;</text:span><text:span text:style-name="T4"><text:line-break/></text:span><text:span text:style-name="T4">} component_i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Dynamic Wires</text:p>
          </draw:text-box>
        </draw:frame>
        <draw:frame presentation:style-name="pr4" draw:text-style-name="P3" draw:layer="layout" svg:width="25.199cm" svg:height="14.137cm" svg:x="1.4cm" svg:y="4.914cm" presentation:class="outline" presentation:user-transformed="true">
          <draw:text-box>
            <text:list text:style-name="L2">
              <text:list-item>
                <text:p text:style-name="P3">Component managers specify remote connections <text:span text:style-name="T6">at run time</text:span>.</text:p>
              </text:list-item>
            </text:list>
            <text:list text:style-name="L2">
              <text:list-item>
                <text:p text:style-name="P3">Why?</text:p>
              </text:list-item>
            </text:list>
            <text:list text:style-name="L2">
              <text:list-item>
                <text:list>
                  <text:list-item>
                    <text:p text:style-name="P4">Neighbor nodes not known to compi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ust be discovered after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etwork volat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des come and go, must adap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n o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alls may go to all, some, or just one neighbor n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Example: Remote Blink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imple exported interface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nterface Blinker {</text:span><text:span text:style-name="T4"><text:line-break/></text:span><text:span text:style-name="T4"> <text:s/>command res_t toggle(uint8_t mask);</text:span><text:span text:style-name="T4"><text:line-break/></text:span><text:span text:style-name="T4"><text:tab/></text:span><text:span text:style-name="T4">event void toggleRes(uint8_t mask);</text:span><text:span text:style-name="T4"><text:line-break/></text:span><text:span text:style-name="T4">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5">Notice: Interface definition is as usual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5">No need to decide remotability when designing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Server Node</text:p>
          </draw:text-box>
        </draw:frame>
        <draw:frame presentation:style-name="pr4" draw:text-style-name="P3" draw:layer="layout" svg:width="25.199cm" svg:height="15.833cm" svg:x="1.4cm" svg:y="4.914cm" presentation:class="outline" presentation:user-transformed="true">
          <draw:text-box>
            <text:list text:style-name="L2">
              <text:list-item>
                <text:p text:style-name="P3">The node with the LEDs has a module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odule LEDManager {</text:span><text:span text:style-name="T4"><text:line-break/></text:span><text:span text:style-name="T4"> <text:s text:c="2"/>provides remote interface Blinker;</text:span><text:span text:style-name="T4"><text:line-break/></text:span><text:span text:style-name="T4">}</text:span><text:span text:style-name="T4"><text:line-break/></text:span><text:span text:style-name="T4">implementation {</text:span><text:span text:style-name="T4"><text:line-break/></text:span><text:span text:style-name="T4"> <text:s text:c="2"/>command</text:span><text:span text:style-name="T4"><text:line-break/></text:span><text:span text:style-name="T4"> <text:s text:c="2"/>res_t Blinker.toggle(uint8_t mask)</text:span><text:span text:style-name="T4"><text:line-break/></text:span><text:span text:style-name="T4"> <text:s text:c="2"/>{ ...</text:span><text:span text:style-name="T4"><text:line-break/></text:span><text:span text:style-name="T4"> <text:s text:c="4"/>signal Blinker.toggleRes(mask);</text:span><text:span text:style-name="T4"><text:line-break/></text:span><text:span text:style-name="T4"> <text:s text:c="4"/>...</text:span><text:span text:style-name="T4"><text:line-break/></text:span><text:span text:style-name="T4"> <text:s text:c="2"/>}</text:span><text:span text:style-name="T4"><text:line-break/></text:span><text:span text:style-name="T4">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5">May or may not be wired on the serv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Client Configuration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Client node has a configuration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nfiguration App { }</text:span><text:span text:style-name="T4"><text:line-break/></text:span><text:span text:style-name="T4">implementation {</text:span><text:span text:style-name="T4"><text:line-break/></text:span><text:span text:style-name="T4"><text:tab/></text:span><text:span text:style-name="T4">components Main, Finder;</text:span><text:span text:style-name="T4"><text:line-break/></text:span><text:span text:style-name="T4"><text:line-break/></text:span><text:span text:style-name="T4"><text:tab/></text:span><text:span text:style-name="T4">Main.Blinker -&gt; *Finder;</text:span><text:span text:style-name="T4"><text:line-break/></text:span><text:span text:style-name="T4">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Finder</text:span><text:span text:style-name="T5"> provides </text:span><text:span text:style-name="T4">ComponentManage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pp</text:span><text:span text:style-name="T5">'s </text:span><text:span text:style-name="T4">Blinker</text:span><text:span text:style-name="T5"> interface wired to the remote components specified by </text:span><text:span text:style-name="T4">Finder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Sprocket's Output</text:p>
          </draw:text-box>
        </draw:frame>
        <draw:line draw:style-name="gr2" draw:text-style-name="P6" draw:layer="layout" svg:x1="13.335cm" svg:y1="4.445cm" svg:x2="13.335cm" svg:y2="19.685cm">
          <text:p text:style-name="P1"/>
        </draw:line>
        <draw:custom-shape draw:style-name="gr3" draw:text-style-name="P6" draw:layer="layout" svg:width="5.715cm" svg:height="2.54cm" svg:x="18.415cm" svg:y="5.715cm">
          <text:p text:style-name="P7">LEDManage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15cm" svg:height="2.54cm" svg:x="14.605cm" svg:y="11.43cm">
          <text:p text:style-name="P7">Spk_LEDM_Sk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15cm" svg:height="2.54cm" svg:x="14.605cm" svg:y="15.875cm">
          <text:p text:style-name="P7">Spk_LEDM_Stb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15cm" svg:height="2.54cm" svg:x="3.175cm" svg:y="5.715cm">
          <text:p text:style-name="P7">Main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2.54cm" svg:x="6.985cm" svg:y="11.43cm">
          <text:p text:style-name="P7">Spk_Main_Stb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2.54cm" svg:x="6.985cm" svg:y="15.875cm">
          <text:p text:style-name="P7">Spk_Main_Sk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2.54cm" svg:x="0.635cm" svg:y="11.43cm">
          <text:p text:style-name="P7">Find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715cm" svg:y1="8.255cm" svg:x2="9.525cm" svg:y2="11.43cm">
          <text:p text:style-name="P1"/>
        </draw:line>
        <draw:line draw:style-name="gr5" draw:text-style-name="P6" draw:layer="layout" svg:x1="4.445cm" svg:y1="8.255cm" svg:x2="6.985cm" svg:y2="15.875cm">
          <text:p text:style-name="P1"/>
        </draw:line>
        <draw:line draw:style-name="gr6" draw:text-style-name="P6" draw:layer="layout" svg:x1="6.985cm" svg:y1="12.7cm" svg:x2="5.08cm" svg:y2="12.7cm">
          <text:p text:style-name="P1"/>
        </draw:line>
        <draw:line draw:style-name="gr4" draw:text-style-name="P6" draw:layer="layout" svg:x1="12.065cm" svg:y1="12.7cm" svg:x2="14.605cm" svg:y2="12.7cm">
          <text:p text:style-name="P1"/>
        </draw:line>
        <draw:line draw:style-name="gr7" draw:text-style-name="P6" draw:layer="layout" svg:x1="14.605cm" svg:y1="17.145cm" svg:x2="12.065cm" svg:y2="17.145cm">
          <text:p text:style-name="P1"/>
        </draw:line>
        <draw:line draw:style-name="gr4" draw:text-style-name="P6" draw:layer="layout" svg:x1="17.78cm" svg:y1="11.43cm" svg:x2="20.955cm" svg:y2="8.255cm">
          <text:p text:style-name="P1"/>
        </draw:line>
        <draw:line draw:style-name="gr7" draw:text-style-name="P6" draw:layer="layout" svg:x1="22.225cm" svg:y1="8.255cm" svg:x2="20.32cm" svg:y2="15.875cm">
          <text:p text:style-name="P1"/>
        </draw:line>
        <draw:line draw:style-name="gr8" draw:text-style-name="P6" draw:layer="layout" svg:x1="8.89cm" svg:y1="6.985cm" svg:x2="18.415cm" svg:y2="6.985cm">
          <text:p text:style-name="P1"/>
        </draw:line>
        <draw:frame draw:style-name="gr9" draw:layer="layout" svg:width="2.796cm" svg:height="0.988cm" svg:x="1.27cm" svg:y="3.81cm">
          <draw:text-box>
            <text:p text:style-name="P1">Node A</text:p>
          </draw:text-box>
        </draw:frame>
        <draw:frame draw:style-name="gr9" draw:layer="layout" svg:width="2.796cm" svg:height="0.988cm" svg:x="22.225cm" svg:y="3.81cm">
          <draw:text-box>
            <text:p text:style-name="P1">Node B</text:p>
          </draw:text-box>
        </draw:frame>
        <draw:frame draw:style-name="gr9" draw:layer="layout" svg:width="7.233cm" svg:height="0.988cm" svg:x="10.16cm" svg:y="5.997cm">
          <draw:text-box>
            <text:p text:style-name="P1">Apparent Connection</text:p>
          </draw:text-box>
        </draw:frame>
        <draw:line draw:style-name="gr4" draw:text-style-name="P6" draw:layer="layout" svg:x1="23.495cm" svg:y1="12.065cm" svg:x2="26.035cm" svg:y2="12.065cm">
          <text:p text:style-name="P1"/>
        </draw:line>
        <draw:frame draw:style-name="gr9" draw:layer="layout" svg:width="4.096cm" svg:height="0.988cm" svg:x="23.495cm" svg:y="12.347cm">
          <draw:text-box>
            <text:p text:style-name="P1">Commands</text:p>
          </draw:text-box>
        </draw:frame>
        <draw:line draw:style-name="gr7" draw:text-style-name="P6" draw:layer="layout" svg:x1="26.035cm" svg:y1="14.605cm" svg:x2="23.495cm" svg:y2="14.605cm">
          <text:p text:style-name="P1"/>
        </draw:line>
        <draw:frame draw:style-name="gr9" draw:layer="layout" svg:width="2.653cm" svg:height="0.988cm" svg:x="23.495cm" svg:y="14.887cm">
          <draw:text-box>
            <text:p text:style-name="P1">Events</text:p>
          </draw:text-box>
        </draw:frame>
        <draw:line draw:style-name="gr10" draw:text-style-name="P6" draw:layer="layout" svg:x1="17.145cm" svg:y1="15.875cm" svg:x2="17.145cm" svg:y2="13.97cm">
          <text:p text:style-name="P1"/>
        </draw:line>
        <draw:line draw:style-name="gr10" draw:text-style-name="P6" draw:layer="layout" svg:x1="23.495cm" svg:y1="17.78cm" svg:x2="26.035cm" svg:y2="17.78cm">
          <text:p text:style-name="P1"/>
        </draw:line>
        <draw:frame draw:style-name="gr9" draw:layer="layout" svg:width="6.568cm" svg:height="0.988cm" svg:x="21.432cm" svg:y="18.062cm">
          <draw:text-box>
            <text:p text:style-name="P1">ComponetManage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mplementation Statu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procket not yet fully functional.</text:p>
              </text:list-item>
            </text:list>
            <text:list text:style-name="L2">
              <text:list-item>
                <text:list>
                  <text:list-item>
                    <text:p text:style-name="P4">Manually created stubs and skeletons behave as desir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utomatic generation incomplete at this time.</text:p>
                  </text:list-item>
                </text:list>
              </text:list-item>
            </text:list>
            <text:list text:style-name="L2">
              <text:list-item>
                <text:p text:style-name="P3">Sprocket parses entire language.</text:p>
              </text:list-item>
            </text:list>
            <text:list text:style-name="L2">
              <text:list-item>
                <text:list>
                  <text:list-item>
                    <text:p text:style-name="P4">Builds ASTs for all files in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bably not strictly necessary right now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BUT important for future wor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Related Work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inyRPC (May, et. al.)</text:p>
              </text:list-item>
            </text:list>
            <text:list text:style-name="L2">
              <text:list-item>
                <text:list>
                  <text:list-item>
                    <text:p text:style-name="P4">Similar in concept; used as inspi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ly supports TinyOS v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t (more static)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ain.Blinker -&gt;</text:span><text:span text:style-name="T4"><text:line-break/></text:span><text:span text:style-name="T4"> <text:s/></text:span><text:span text:style-name="T7">remote</text:span><text:span text:style-name="T4"> Blinker[NODE_ID, MODULE_ID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5">Can bind to just one node at a time (or broadca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5">Even </text:span><text:span text:style-name="T4">rebindable_by</text:span><text:span text:style-name="T5"> feature only allows binding to a single n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Future Directions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partan RPC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ommand int c(int arg) requires(High)</text:span><text:span text:style-name="T8"><text:line-break/></text:span><text:span text:style-name="T8">{</text:span><text:span text:style-name="T8"><text:line-break/></text:span><text:span text:style-name="T8"> <text:s/>// Only for callers with 'High' role</text:span><text:span text:style-name="T8"><text:line-break/></text:span><text:span text:style-name="T8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void f()</text:span><text:span text:style-name="T8"><text:line-break/></text:span><text:span text:style-name="T8">{</text:span><text:span text:style-name="T8"><text:line-break/></text:span><text:span text:style-name="T8"><text:tab/></text:span><text:span text:style-name="T8">activate(High) {</text:span><text:span text:style-name="T8"><text:line-break/></text:span><text:span text:style-name="T8"><text:tab/></text:span><text:span text:style-name="T8"><text:tab/></text:span><text:span text:style-name="T8">x = call c(42);</text:span><text:span text:style-name="T8"><text:line-break/></text:span><text:span text:style-name="T8"><text:tab/></text:span><text:span text:style-name="T8">}</text:span><text:span text:style-name="T8"><text:line-break/></text:span><text:span text:style-name="T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1" draw:layer="layout" svg:width="25.199cm" svg:height="3.256cm" svg:x="1.4cm" svg:y="0.962cm" presentation:class="title">
          <draw:text-box>
            <text:p text:style-name="P1">Sprocket Rewriting</text:p>
          </draw:text-box>
        </draw:frame>
        <draw:frame presentation:style-name="pr4" draw:text-style-name="P3" draw:layer="layout" svg:width="25.199cm" svg:height="15.234cm" svg:x="1.4cm" svg:y="4.914cm" presentation:class="outline" presentation:user-transformed="true">
          <draw:text-box>
            <text:list text:style-name="L2">
              <text:list-item>
                <text:p text:style-name="P3">Sprocket rewrites client configuration to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nfiguration App { }</text:span><text:span text:style-name="T4"><text:line-break/></text:span><text:span text:style-name="T4">implementation {</text:span><text:span text:style-name="T4"><text:line-break/></text:span><text:span text:style-name="T4"> components Main, Finder;</text:span><text:span text:style-name="T4"><text:line-break/></text:span><text:span text:style-name="T4"> // Additional components declared.</text:span><text:span text:style-name="T4"><text:line-break/></text:span><text:span text:style-name="T4"><text:line-break/></text:span><text:span text:style-name="T4"> Main.Blinker -&gt; Spkt_Main_Stb;</text:span><text:span text:style-name="T4"><text:line-break/></text:span><text:span text:style-name="T4"> Main.Blinker -&gt; Spkt_Main_Ske;</text:span><text:span text:style-name="T4"><text:line-break/></text:span><text:span text:style-name="T4"> Spkt_Main_Stb.AMSend <text:s/>-&gt; AMSender;</text:span><text:span text:style-name="T4"><text:line-break/></text:span><text:span text:style-name="T4"> Spkt_Main_Ske.Receive -&gt; AMReceiver</text:span><text:span text:style-name="T4"><text:line-break/></text:span><text:span text:style-name="T4"> Spkt_Main_Stb.ComponentManager</text:span><text:span text:style-name="T4"><text:line-break/></text:span><text:span text:style-name="T4"> <text:s text:c="27"/>-&gt; Finder;</text:span><text:span text:style-name="T4"><text:line-break/></text:span><text:span text:style-name="T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11-30T13:57:27</meta:creation-date>
    <dc:date>2008-12-11T13:13:38</dc:date>
    <dc:language>en-US</dc:language>
    <meta:editing-cycles>16</meta:editing-cycles>
    <meta:editing-duration>PT20H32M35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